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c7119" officeooo:paragraph-rsid="001c7119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baa1c" officeooo:paragraph-rsid="001baa1c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fo:font-weight="bold" officeooo:rsid="001cf699" officeooo:paragraph-rsid="001cf699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style:text-underline-style="solid" style:text-underline-width="auto" style:text-underline-color="font-color" officeooo:rsid="001a85f9" officeooo:paragraph-rsid="001baa1c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5pt" style:text-underline-style="solid" style:text-underline-width="auto" style:text-underline-color="font-color" fo:font-weight="bold" officeooo:rsid="00253464" officeooo:paragraph-rsid="00253464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byssinica SIL" fo:font-size="15pt" style:text-underline-style="solid" style:text-underline-width="auto" style:text-underline-color="font-color" officeooo:rsid="001a85f9" style:font-size-asian="15pt" style:font-size-complex="15pt"/>
    </style:style>
    <style:style style:name="P7" style:family="paragraph" style:parent-style-name="Standard">
      <style:text-properties style:font-name="Abyssinica SIL" fo:font-size="12pt" style:text-underline-style="solid" style:text-underline-width="auto" style:text-underline-color="font-color" officeooo:rsid="001a85f9" style:font-size-asian="10.5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1baa1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1baa1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1baa1c" officeooo:paragraph-rsid="001baa1c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0.499cm" fo:text-align="justify" style:justify-single-word="false"/>
      <style:text-properties officeooo:paragraph-rsid="001baa1c"/>
    </style:style>
    <style:style style:name="P12" style:family="paragraph" style:parent-style-name="Standard" style:list-style-name="List_20_1">
      <style:paragraph-properties fo:line-height="0.499cm" fo:text-align="justify" style:justify-single-word="false"/>
      <style:text-properties style:font-name="Times New Roman" fo:font-size="10.5pt" officeooo:rsid="001c7119" officeooo:paragraph-rsid="001e95fd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rsid="001c7119" officeooo:paragraph-rsid="001c7119" style:font-size-asian="10.5pt" style:font-size-complex="10.5pt"/>
    </style:style>
    <style:style style:name="P14" style:family="paragraph" style:parent-style-name="Standard" style:list-style-name="List_20_1">
      <style:paragraph-properties fo:text-align="justify" style:justify-single-word="false"/>
      <style:text-properties style:font-name="Times New Roman" fo:font-size="10.5pt" officeooo:rsid="001baa1c" officeooo:paragraph-rsid="001baa1c" style:font-size-asian="10.5pt" style:font-size-complex="10.5pt"/>
    </style:style>
    <style:style style:name="P15" style:family="paragraph" style:parent-style-name="Standard" style:list-style-name="List_20_1">
      <style:paragraph-properties fo:line-height="0.499cm" fo:text-align="justify" style:justify-single-word="false"/>
      <style:text-properties style:font-name="Times New Roman" fo:font-size="10.5pt" officeooo:rsid="00274811" officeooo:paragraph-rsid="00274811" style:font-size-asian="10.5pt" style:font-size-complex="10.5pt"/>
    </style:style>
    <style:style style:name="P16" style:family="paragraph" style:parent-style-name="Standard" style:list-style-name="List_20_1">
      <style:paragraph-properties fo:line-height="0.499cm" fo:text-align="justify" style:justify-single-word="false"/>
      <style:text-properties officeooo:paragraph-rsid="001e95fd"/>
    </style:style>
    <style:style style:name="P17" style:family="paragraph" style:parent-style-name="Standard" style:list-style-name="List_20_1">
      <style:paragraph-properties fo:line-height="0.499cm" fo:text-align="justify" style:justify-single-word="false"/>
      <style:text-properties officeooo:paragraph-rsid="00243580"/>
    </style:style>
    <style:style style:name="P18" style:family="paragraph" style:parent-style-name="Standard" style:list-style-name="List_20_1">
      <style:paragraph-properties fo:line-height="0.499cm" fo:text-align="justify" style:justify-single-word="false"/>
      <style:text-properties officeooo:paragraph-rsid="00255ec9"/>
    </style:style>
    <style:style style:name="P19" style:family="paragraph" style:parent-style-name="Standard" style:list-style-name="List_20_1">
      <style:paragraph-properties fo:line-height="0.499cm" fo:text-align="justify" style:justify-single-word="false"/>
      <style:text-properties officeooo:paragraph-rsid="00274811"/>
    </style:style>
    <style:style style:name="P20" style:family="paragraph" style:parent-style-name="Standard" style:list-style-name="List_20_1">
      <style:paragraph-properties fo:line-height="0.499cm" fo:text-align="justify" style:justify-single-word="false"/>
      <style:text-properties officeooo:rsid="00274811" officeooo:paragraph-rsid="00274811"/>
    </style:style>
    <style:style style:name="P21" style:family="paragraph" style:parent-style-name="Standard">
      <style:paragraph-properties fo:text-align="justify" style:justify-single-word="false"/>
      <style:text-properties officeooo:paragraph-rsid="00274811"/>
    </style:style>
    <style:style style:name="P22" style:family="paragraph" style:parent-style-name="Standard">
      <style:paragraph-properties fo:text-align="justify" style:justify-single-word="false"/>
      <style:text-properties officeooo:paragraph-rsid="001baa1c"/>
    </style:style>
    <style:style style:name="T1" style:family="text">
      <style:text-properties officeooo:rsid="001c7119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officeooo:rsid="001c7119" style:font-size-asian="10.5pt" style:font-size-complex="10.5pt"/>
    </style:style>
    <style:style style:name="T4" style:family="text">
      <style:text-properties style:font-name="Times New Roman" fo:font-size="10.5pt" officeooo:rsid="001baa1c" style:font-size-asian="10.5pt" style:font-size-complex="10.5pt"/>
    </style:style>
    <style:style style:name="T5" style:family="text">
      <style:text-properties style:font-name="Times New Roman" fo:font-size="10.5pt" officeooo:rsid="00253464" style:font-size-asian="10.5pt" style:font-size-complex="10.5pt"/>
    </style:style>
    <style:style style:name="T6" style:family="text">
      <style:text-properties style:font-name="Times New Roman" fo:font-size="10.5pt" officeooo:rsid="00255ec9" style:font-size-asian="10.5pt" style:font-size-complex="10.5pt"/>
    </style:style>
    <style:style style:name="T7" style:family="text">
      <style:text-properties style:font-name="Times New Roman" fo:font-size="10.5pt" officeooo:rsid="00274811" style:font-size-asian="10.5pt" style:font-size-complex="10.5pt"/>
    </style:style>
    <style:style style:name="T8" style:family="text">
      <style:text-properties style:font-name="Times new roman" fo:font-size="10.5pt" style:font-size-asian="10.5pt" style:font-size-complex="10.5pt"/>
    </style:style>
    <style:style style:name="T9" style:family="text">
      <style:text-properties style:font-name="Times new roman" fo:font-size="10.5pt" officeooo:rsid="00243580" style:font-size-asian="10.5pt" style:font-size-complex="10.5pt"/>
    </style:style>
    <style:style style:name="T10" style:family="text">
      <style:text-properties style:font-name="Times new roman" fo:font-size="10.5pt" officeooo:rsid="00255ec9" style:font-size-asian="10.5pt" style:font-size-complex="10.5pt"/>
    </style:style>
    <style:style style:name="T11" style:family="text">
      <style:text-properties officeooo:rsid="00255ec9"/>
    </style:style>
    <style:style style:name="T12" style:family="text">
      <style:text-properties officeooo:rsid="00274811"/>
    </style:style>
    <style:style style:name="T13" style:family="text">
      <style:text-properties style:font-name="Liberation Serif" fo:font-size="12pt" fo:font-weight="bold" officeooo:rsid="00274811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baa1c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ual</text:p>
      <text:p text:style-name="P6"/>
      <text:p text:style-name="P11"><text:span text:style-name="T2"><text:tab/>The objective of this document </text:span><text:span text:style-name="T4">is</text:span><text:span text:style-name="T2"> </text:span><text:span text:style-name="T5">to bring forward the </text:span><text:span text:style-name="T2">key features of a database interface application. The application is designed to provide users with a user-friendly interface to interact with a </text:span><text:span text:style-name="T7">existing master MS Excel </text:span><text:span text:style-name="T2">database and perform operations. Its primary purpose is to facilitate data entry, retrieval, and manipulation in a </text:span><text:span text:style-name="T5">tabular </text:span><text:span text:style-name="T2">format. </text:span></text:p>
      <text:p text:style-name="P8"/>
      <text:p text:style-name="P21"><text:span text:style-name="T13">Basic Usage:</text:span></text:p>
      <text:list xml:id="list4135837626" text:style-name="List_20_1">
        <text:list-header>
          <text:p text:style-name="P12"/>
        </text:list-header>
        <text:list-item>
          <text:p text:style-name="P12">Step 1: Open the web page in browser <text:span text:style-name="T12">( preferrably firefox version above 100)</text:span></text:p>
        </text:list-item>
        <text:list-item>
          <text:p text:style-name="P12">Step 2: Click on the particular sheet that has to be edited.</text:p>
        </text:list-item>
        <text:list-item>
          <text:p text:style-name="P16"><text:span text:style-name="T3">Step 3: Click on </text:span><text:span text:style-name="T6">UNLOCK </text:span><text:span text:style-name="T3">button, enter the correct userid and password.</text:span></text:p>
        </text:list-item>
        <text:list-item>
          <text:p text:style-name="P12">Step 4: Click on <text:span text:style-name="T11">SUBMIT </text:span>button.</text:p>
        </text:list-item>
        <text:list-item>
          <text:p text:style-name="P12">Step 5: The particular sheet requested will become editable.</text:p>
          <text:list>
            <text:list-item>
              <text:p text:style-name="P19"><text:span text:style-name="T6">New entries can be made </text:span><text:span text:style-name="T7">which will become green (editable)</text:span><text:span text:style-name="T6">. </text:span><text:span text:style-name="T7">If the entry is ACCEPTED, background of the cell will be in white and if REJECTED, it will turn into red color.</text:span></text:p>
            </text:list-item>
            <text:list-item>
              <text:p text:style-name="P17"><text:span text:style-name="T9">T</text:span><text:span text:style-name="T8">he existing data displayed in green is editable. </text:span></text:p>
            </text:list-item>
            <text:list-item>
              <text:p text:style-name="P18"><text:span text:style-name="T8">The data displayed in </text:span><text:span text:style-name="T10">white/red </text:span><text:span text:style-name="T8">is non editable.</text:span></text:p>
            </text:list-item>
            <text:list-item>
              <text:p text:style-name="P18"><text:span text:style-name="T8">The duplicate data will be displayed in yellow and once the data is </text:span><text:span text:style-name="T10">corrected </text:span><text:span text:style-name="T8">that will be displayed in </text:span><text:span text:style-name="T10">green.</text:span><text:span text:style-name="T8"> </text:span></text:p>
            </text:list-item>
            <text:list-item>
              <text:p text:style-name="P20"><text:span text:style-name="T8">An entry can be locked only if SENDTO and SEND DATE are filled.</text:span></text:p>
            </text:list-item>
          </text:list>
        </text:list-item>
        <text:list-item>
          <text:p text:style-name="P17"><text:span text:style-name="T3">Step </text:span><text:span text:style-name="T6">6</text:span><text:span text:style-name="T3">: After entering the </text:span><text:span text:style-name="T6">correct </text:span><text:span text:style-name="T3">data, click on save button to save the respected sheet.</text:span></text:p>
          <text:p text:style-name="P12">The sheet wil<text:span text:style-name="T11">l</text:span> be saved, <text:span text:style-name="T11">if there are no duplicates and no invalid entries in the sheet. (invalid entries will be shown in red background). </text:span></text:p>
          <text:p text:style-name="P15">All the SENDTOs done in that sheet will be immediately effective on the Master Sheet and can be seen by navigating to the respective sheet.</text:p>
        </text:list-item>
      </text:list>
      <text:p text:style-name="P9"/>
      <text:p text:style-name="P22"><text:span text:style-name="T13">Other Option</text:span><text:span text:style-name="T14"> Buttons:</text:span></text:p>
      <text:p text:style-name="P10"/>
      <text:list xml:id="list105233621940165" text:continue-numbering="true" text:style-name="List_20_1">
        <text:list-item>
          <text:p text:style-name="P14">Unlock: <text:s/>This feature allows the user to unlock a specific sheet in order to edit it. Once unlocked, the user can enter data in a user-friendly and easily understandable manner.</text:p>
          <text:p text:style-name="P14"/>
        </text:list-item>
        <text:list-item>
          <text:p text:style-name="P14">Save: The save button is used to store any changes made to an updated sheet, ensuring that the latest version of the document is saved for future reference. It acts as a safeguard against losing any modifications or data entered into the sheet.</text:p>
          <text:p text:style-name="P14"/>
        </text:list-item>
        <text:list-item>
          <text:p text:style-name="P14">Show <text:span text:style-name="T1">New:</text:span> The "Show New" button is used to display all the recently added data in a convenient and organized manner. It allows users to quickly identify and access the latest information without the need for manual search or navigation.</text:p>
          <text:p text:style-name="P14"/>
        </text:list-item>
        <text:list-item>
          <text:p text:style-name="P14">Show <text:span text:style-name="T1">All: The "Show All" button displays all the files or data that have been entered into a system or application from the very beginning. It offers a comprehensive view of all the information accumulated over time, allowing users to easily access and review previously entered files or data.</text:span></text:p>
        </text:list-item>
      </text:list>
      <text:p text:style-name="P2"/>
      <text:p text:style-name="P1"/>
      <text:p text:style-name="P1"/>
      <text:p text:style-name="P3"><text:soft-page-break/>For any queries, click on <text:span text:style-name="T12">CONTACT US</text:span> button a pop-up will be generated with details, refer that.</text:p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1.3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4:01:01.713918436</meta:creation-date>
    <dc:date>2023-10-10T10:52:32.386120030</dc:date>
    <meta:editing-duration>PT1H8M4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461" meta:character-count="2573" meta:non-whitespace-character-count="2149"/>
  </office:meta>
</office:document-meta>
</file>